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9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1.324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1.388cm" fo:min-width="3.782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2.3cm"/>
    </style:style>
    <style:style style:name="gr5" style:family="graphic" style:parent-style-name="standard">
      <style:graphic-properties draw:textarea-horizontal-align="justify" draw:textarea-vertical-align="middle" draw:auto-grow-height="false" fo:min-height="1.702cm" fo:min-width="4.222cm"/>
    </style:style>
    <style:style style:name="gr6" style:family="graphic" style:parent-style-name="standard">
      <style:graphic-properties draw:textarea-horizontal-align="justify" draw:textarea-vertical-align="middle" draw:auto-grow-height="false" fo:min-height="2.45cm" fo:min-width="6cm"/>
    </style:style>
    <style:style style:name="gr7" style:family="graphic" style:parent-style-name="standard">
      <style:graphic-properties draw:textarea-horizontal-align="justify" draw:textarea-vertical-align="middle" draw:auto-grow-height="false" fo:min-height="1.448cm" fo:min-width="3.53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65cm" fo:min-width="5.2cm"/>
    </style:style>
    <style:style style:name="gr11" style:family="graphic" style:parent-style-name="standard" style:list-style-name="L1">
      <style:graphic-properties draw:stroke="none" svg:stroke-color="#000000" draw:fill="solid" draw:fill-color="#72bf44" fo:min-height="1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background-color="#72bf44"/>
    </style:style>
    <style:style style:name="P5" style:family="paragraph">
      <style:paragraph-properties fo:text-align="center"/>
      <style:text-properties fo:background-color="#72bf44"/>
    </style:style>
    <style:style style:name="P6" style:family="paragraph">
      <loext:graphic-properties draw:fill="solid" draw:fill-color="#72bf44"/>
      <style:paragraph-properties fo:margin-left="0cm" fo:margin-right="0cm" fo:margin-top="0cm" fo:margin-bottom="0cm" fo:line-height="100%" fo:text-align="center" fo:text-indent="0cm"/>
      <style:text-properties fo:background-color="#72bf4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fo:background-color="#72bf44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8cm" svg:height="2.6cm" svg:x="1.6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8.1cm" svg:height="2.5cm" svg:x="1cm" svg:y="4.5cm">
          <text:p text:style-name="P2"><text:span text:style-name="T1">n = liczba całkowita </text:span></text:p>
          <text:p text:style-name="P2"><text:span text:style-name="T1">wprowadzana przez</text:span></text:p>
          <text:p text:style-name="P2"><text:span text:style-name="T1">użytkownik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6.8cm" svg:height="2.6cm" svg:x="1.2cm" svg:y="8cm">
          <text:p text:style-name="P1">iloczyn = 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5.6cm" svg:height="4.6cm" svg:x="5.5cm" svg:y="11.6cm">
          <text:p text:style-name="P1">pętla for </text:p>
          <text:p text:style-name="P1">od 1 do n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7.5cm" svg:height="3.1cm" svg:x="4.9cm" svg:y="17cm">
          <text:p text:style-name="P1"><text:span text:style-name="T1">a = liczba </text:span></text:p>
          <text:p text:style-name="P1"><text:span text:style-name="T1">zmiennoprzecinkowa</text:span></text:p>
          <text:p text:style-name="P1"><text:span text:style-name="T1">wprowadzana </text:span></text:p>
          <text:p text:style-name="P1"><text:span text:style-name="T1">przez użytkownik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6.5cm" svg:height="2.7cm" svg:x="7cm" svg:y="21.2cm">
          <text:p text:style-name="P1">iloczyn = iloczyn * a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5.7cm" svg:height="2.4cm" svg:x="11.7cm" svg:y="26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4.5cm" svg:y1="3.8cm" svg:x2="5.05cm" svg:y2="4.5cm" draw:start-shape="id1" draw:start-glue-point="8" draw:end-shape="id2" draw:end-glue-point="5" svg:d="M4500 3800l550 700" svg:viewBox="0 0 551 701">
          <text:p/>
        </draw:connector>
        <draw:connector draw:style-name="gr8" draw:text-style-name="P3" draw:layer="layout" draw:type="line" svg:x1="5.05cm" svg:y1="7cm" svg:x2="4.6cm" svg:y2="8cm" draw:start-shape="id2" draw:start-glue-point="8" draw:end-shape="id3" draw:end-glue-point="5" svg:d="M5050 7000l-450 1000" svg:viewBox="0 0 451 1001">
          <text:p/>
        </draw:connector>
        <draw:connector draw:style-name="gr8" draw:text-style-name="P3" draw:layer="layout" draw:type="line" svg:x1="4.6cm" svg:y1="10.6cm" svg:x2="8.3cm" svg:y2="11.6cm" draw:start-shape="id3" draw:start-glue-point="8" draw:end-shape="id4" draw:end-glue-point="4" svg:d="M4600 10600l3700 1000" svg:viewBox="0 0 3701 1001">
          <text:p/>
        </draw:connector>
        <draw:connector draw:style-name="gr8" draw:text-style-name="P3" draw:layer="layout" draw:type="line" svg:x1="8.3cm" svg:y1="16.2cm" svg:x2="8.65cm" svg:y2="17cm" draw:start-shape="id4" draw:start-glue-point="6" draw:end-shape="id5" draw:end-glue-point="5" svg:d="M8300 16200l350 800" svg:viewBox="0 0 351 801">
          <text:p/>
        </draw:connector>
        <draw:connector draw:style-name="gr8" draw:text-style-name="P3" draw:layer="layout" draw:type="line" svg:x1="7.712cm" svg:y1="20.1cm" svg:x2="10.25cm" svg:y2="21.2cm" draw:start-shape="id5" draw:start-glue-point="7" draw:end-shape="id6" draw:end-glue-point="0" svg:d="M7712 20100l2538 1100" svg:viewBox="0 0 2539 1101">
          <text:p/>
        </draw:connector>
        <draw:connector draw:style-name="gr9" draw:text-style-name="P3" draw:layer="layout" svg:x1="13.5cm" svg:y1="22.55cm" svg:x2="11.1cm" svg:y2="13.9cm" draw:start-shape="id6" draw:start-glue-point="1" draw:end-shape="id4" svg:d="M13500 22550h501v-8650h-2901" svg:viewBox="0 0 2902 8651">
          <text:p text:style-name="P1">TAK</text:p>
        </draw:connector>
        <draw:custom-shape draw:style-name="gr10" draw:text-style-name="P1" xml:id="id7" draw:id="id7" draw:layer="layout" svg:width="5.7cm" svg:height="2.9cm" svg:x="3.1cm" svg:y="24.8cm">
          <text:p text:style-name="P1">wydrukuj iloczyn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5.5cm" svg:y1="13.9cm" svg:x2="3.1cm" svg:y2="26.25cm" draw:start-shape="id4" draw:start-glue-point="5" draw:end-shape="id7" svg:d="M5500 13900h-2901v12350h501" svg:viewBox="0 0 2902 12351">
          <text:p text:style-name="P1">NIE</text:p>
        </draw:connector>
        <draw:connector draw:style-name="gr8" draw:text-style-name="P3" draw:layer="layout" draw:type="line" svg:x1="8.8cm" svg:y1="26.25cm" svg:x2="11.7cm" svg:y2="27.3cm" draw:start-shape="id7" draw:start-glue-point="1" draw:end-shape="id8" draw:end-glue-point="6" svg:d="M8800 26250l2900 1050" svg:viewBox="0 0 2901 1051">
          <text:p/>
        </draw:connector>
        <draw:frame draw:style-name="gr11" draw:text-style-name="P6" draw:layer="layout" svg:width="8.1cm" svg:height="10.5cm" svg:x="11.2cm" svg:y="1.6cm">
          <draw:text-box>
            <text:p text:style-name="P4"><text:span text:style-name="T2"/></text:p>
            <text:p text:style-name="P4"><text:span text:style-name="T2">Schemat pobiera od użytkownika</text:span></text:p>
            <text:p text:style-name="P4"><text:span text:style-name="T2">liczbę całkowitą, ustawia zmienną iloczyn = 1.</text:span></text:p>
            <text:p text:style-name="P4"><text:span text:style-name="T2">Następnie w pętli for</text:span></text:p>
            <text:p text:style-name="P4"><text:span text:style-name="T2">pobierana jest</text:span></text:p>
            <text:p text:style-name="P4"><text:span text:style-name="T2">liczba zmiennoprzecinkowa</text:span></text:p>
            <text:p text:style-name="P4"><text:span text:style-name="T2">do zmiennej ‘a’ od użytkownika</text:span></text:p>
            <text:p text:style-name="P4"><text:span text:style-name="T2">a iloczyn mnożony jest</text:span></text:p>
            <text:p text:style-name="P4"><text:span text:style-name="T2">przez wartość zmiennej ‘a’.</text:span></text:p>
            <text:p text:style-name="P4"><text:span text:style-name="T2">Gdy pętla zakończy swoje</text:span></text:p>
            <text:p text:style-name="P4"><text:span text:style-name="T2">działanie drukowany</text:span></text:p>
            <text:p text:style-name="P5"><text:span text:style-name="T2">jest iloczyn a algorytm kończy swoje działani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9:55:02.630701905</meta:creation-date>
    <dc:date>2018-11-28T10:13:22.883503396</dc:date>
    <meta:editing-duration>PT8M9S</meta:editing-duration>
    <meta:editing-cycles>2</meta:editing-cycles>
    <meta:generator>LibreOffice/6.0.6.2$Linux_X86_64 LibreOffice_project/00m0$Build-2</meta:generator>
    <meta:document-statistic meta:object-count="17"/>
  </office:meta>
</office:document-meta>
</file>